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36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2"/>
    <style:style style:name="ce4" style:family="table-cell" style:parent-style-name="Default" style:data-style-name="N4"/>
    <style:style style:name="ce5" style:family="table-cell" style:parent-style-name="Default" style:data-style-name="N1003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3" table:default-cell-style-name="ce3"/>
        <table:table-column table:style-name="co3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Accidentally Railroa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  <table:table-cell table:formula="of:=RANDBETWEEN(DATE(2015;7;1);DATE(2015;12;31))" office:value-type="date" office:date-value="2015-10-21" calcext:value-type="date">
            <text:p>21.10.2015</text:p>
          </table:table-cell>
          <table:table-cell table:formula="of:=RANDBETWEEN(1000; 1000000)" office:value-type="float" office:value="64741" calcext:value-type="float">
            <text:p>6474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yster Storm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7;1);DATE(2015;12;31))" office:value-type="date" office:date-value="2015-12-29" calcext:value-type="date">
            <text:p>29.12.2015</text:p>
          </table:table-cell>
          <table:table-cell table:formula="of:=RANDBETWEEN(1000; 1000000)" office:value-type="float" office:value="297752" calcext:value-type="float">
            <text:p>2977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tle Poseid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7;1);DATE(2015;12;31))" office:value-type="date" office:date-value="2015-08-02" calcext:value-type="date">
            <text:p>02.08.2015</text:p>
          </table:table-cell>
          <table:table-cell table:formula="of:=RANDBETWEEN(1000; 1000000)" office:value-type="float" office:value="831756" calcext:value-type="float">
            <text:p>83175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identally Skilled Potter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  <table:table-cell table:formula="of:=RANDBETWEEN(DATE(2015;7;1);DATE(2015;12;31))" office:value-type="date" office:date-value="2015-10-13" calcext:value-type="date">
            <text:p>13.10.2015</text:p>
          </table:table-cell>
          <table:table-cell table:formula="of:=RANDBETWEEN(1000; 1000000)" office:value-type="float" office:value="157639" calcext:value-type="float">
            <text:p>15763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Panth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oppy Whitney" calcext:value-type="string">
            <text:p>Poppy Whitney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7;1);DATE(2015;12;31))" office:value-type="date" office:date-value="2015-08-21" calcext:value-type="date">
            <text:p>21.08.2015</text:p>
          </table:table-cell>
          <table:table-cell table:formula="of:=RANDBETWEEN(1000; 1000000)" office:value-type="float" office:value="359697" calcext:value-type="float">
            <text:p>35969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 Monke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  <table:table-cell table:formula="of:=RANDBETWEEN(DATE(2015;7;1);DATE(2015;12;31))" office:value-type="date" office:date-value="2015-12-22" calcext:value-type="date">
            <text:p>22.12.2015</text:p>
          </table:table-cell>
          <table:table-cell table:formula="of:=RANDBETWEEN(1000; 1000000)" office:value-type="float" office:value="969210" calcext:value-type="float">
            <text:p>96921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ane Bulldoz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7;1);DATE(2015;12;31))" office:value-type="date" office:date-value="2015-09-27" calcext:value-type="date">
            <text:p>27.09.2015</text:p>
          </table:table-cell>
          <table:table-cell table:formula="of:=RANDBETWEEN(1000; 1000000)" office:value-type="float" office:value="122786" calcext:value-type="float">
            <text:p>12278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 Limousi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7;1);DATE(2015;12;31))" office:value-type="date" office:date-value="2015-07-10" calcext:value-type="date">
            <text:p>10.07.2015</text:p>
          </table:table-cell>
          <table:table-cell table:formula="of:=RANDBETWEEN(1000; 1000000)" office:value-type="float" office:value="498218" calcext:value-type="float">
            <text:p>49821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dential Metapho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7;1);DATE(2015;12;31))" office:value-type="date" office:date-value="2015-07-02" calcext:value-type="date">
            <text:p>02.07.2015</text:p>
          </table:table-cell>
          <table:table-cell table:formula="of:=RANDBETWEEN(1000; 1000000)" office:value-type="float" office:value="254164" calcext:value-type="float">
            <text:p>25416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ow Eternal Nitroge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7;1);DATE(2015;12;31))" office:value-type="date" office:date-value="2015-10-18" calcext:value-type="date">
            <text:p>18.10.2015</text:p>
          </table:table-cell>
          <table:table-cell table:formula="of:=RANDBETWEEN(1000; 1000000)" office:value-type="float" office:value="716153" calcext:value-type="float">
            <text:p>71615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ntial Peasan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  <table:table-cell table:formula="of:=RANDBETWEEN(DATE(2015;7;1);DATE(2015;12;31))" office:value-type="date" office:date-value="2015-12-25" calcext:value-type="date">
            <text:p>25.12.2015</text:p>
          </table:table-cell>
          <table:table-cell table:formula="of:=RANDBETWEEN(1000; 1000000)" office:value-type="float" office:value="795797" calcext:value-type="float">
            <text:p>79579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less Monke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7;1);DATE(2015;12;31))" office:value-type="date" office:date-value="2015-11-06" calcext:value-type="date">
            <text:p>06.11.2015</text:p>
          </table:table-cell>
          <table:table-cell table:formula="of:=RANDBETWEEN(1000; 1000000)" office:value-type="float" office:value="561243" calcext:value-type="float">
            <text:p>56124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rant Insane Eagl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Xavier Abram" calcext:value-type="string">
            <text:p>Xavier Abram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7;1);DATE(2015;12;31))" office:value-type="date" office:date-value="2015-08-28" calcext:value-type="date">
            <text:p>28.08.2015</text:p>
          </table:table-cell>
          <table:table-cell table:formula="of:=RANDBETWEEN(1000; 1000000)" office:value-type="float" office:value="839598" calcext:value-type="float">
            <text:p>83959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Pure Mountai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7;1);DATE(2015;12;31))" office:value-type="date" office:date-value="2015-09-19" calcext:value-type="date">
            <text:p>19.09.2015</text:p>
          </table:table-cell>
          <table:table-cell table:formula="of:=RANDBETWEEN(1000; 1000000)" office:value-type="float" office:value="919429" calcext:value-type="float">
            <text:p>91942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epy Uraniu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  <table:table-cell table:formula="of:=RANDBETWEEN(DATE(2015;7;1);DATE(2015;12;31))" office:value-type="date" office:date-value="2015-12-04" calcext:value-type="date">
            <text:p>04.12.2015</text:p>
          </table:table-cell>
          <table:table-cell table:formula="of:=RANDBETWEEN(1000; 1000000)" office:value-type="float" office:value="991093" calcext:value-type="float">
            <text:p>99109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ed Steady Weath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7;1);DATE(2015;12;31))" office:value-type="date" office:date-value="2015-12-01" calcext:value-type="date">
            <text:p>01.12.2015</text:p>
          </table:table-cell>
          <table:table-cell table:formula="of:=RANDBETWEEN(1000; 1000000)" office:value-type="float" office:value="670338" calcext:value-type="float">
            <text:p>67033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less Show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  <table:table-cell table:formula="of:=RANDBETWEEN(DATE(2015;7;1);DATE(2015;12;31))" office:value-type="date" office:date-value="2015-10-24" calcext:value-type="date">
            <text:p>24.10.2015</text:p>
          </table:table-cell>
          <table:table-cell table:formula="of:=RANDBETWEEN(1000; 1000000)" office:value-type="float" office:value="78214" calcext:value-type="float">
            <text:p>7821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my Flannel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  <table:table-cell table:formula="of:=RANDBETWEEN(DATE(2015;7;1);DATE(2015;12;31))" office:value-type="date" office:date-value="2015-07-26" calcext:value-type="date">
            <text:p>26.07.2015</text:p>
          </table:table-cell>
          <table:table-cell table:formula="of:=RANDBETWEEN(1000; 1000000)" office:value-type="float" office:value="842305" calcext:value-type="float">
            <text:p>84230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d Sapphir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7;1);DATE(2015;12;31))" office:value-type="date" office:date-value="2015-11-03" calcext:value-type="date">
            <text:p>03.11.2015</text:p>
          </table:table-cell>
          <table:table-cell table:formula="of:=RANDBETWEEN(1000; 1000000)" office:value-type="float" office:value="455783" calcext:value-type="float">
            <text:p>45578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opriate Swall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  <table:table-cell table:formula="of:=RANDBETWEEN(DATE(2015;7;1);DATE(2015;12;31))" office:value-type="date" office:date-value="2015-12-23" calcext:value-type="date">
            <text:p>23.12.2015</text:p>
          </table:table-cell>
          <table:table-cell table:formula="of:=RANDBETWEEN(1000; 1000000)" office:value-type="float" office:value="702889" calcext:value-type="float">
            <text:p>70288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ga Accidentall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  <table:table-cell table:formula="of:=RANDBETWEEN(DATE(2015;7;1);DATE(2015;12;31))" office:value-type="date" office:date-value="2015-07-19" calcext:value-type="date">
            <text:p>19.07.2015</text:p>
          </table:table-cell>
          <table:table-cell table:formula="of:=RANDBETWEEN(1000; 1000000)" office:value-type="float" office:value="493309" calcext:value-type="float">
            <text:p>49330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Stor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lmore Shelly" calcext:value-type="string">
            <text:p>Elmore Shelly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  <table:table-cell table:formula="of:=RANDBETWEEN(DATE(2015;7;1);DATE(2015;12;31))" office:value-type="date" office:date-value="2015-10-13" calcext:value-type="date">
            <text:p>13.10.2015</text:p>
          </table:table-cell>
          <table:table-cell table:formula="of:=RANDBETWEEN(1000; 1000000)" office:value-type="float" office:value="589506" calcext:value-type="float">
            <text:p>58950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re Emeral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erry Ramsay" calcext:value-type="string">
            <text:p>Merry Ramsay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7;1);DATE(2015;12;31))" office:value-type="date" office:date-value="2015-12-26" calcext:value-type="date">
            <text:p>26.12.2015</text:p>
          </table:table-cell>
          <table:table-cell table:formula="of:=RANDBETWEEN(1000; 1000000)" office:value-type="float" office:value="630439" calcext:value-type="float">
            <text:p>63043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oon Snak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  <table:table-cell table:formula="of:=RANDBETWEEN(DATE(2015;7;1);DATE(2015;12;31))" office:value-type="date" office:date-value="2015-07-05" calcext:value-type="date">
            <text:p>05.07.2015</text:p>
          </table:table-cell>
          <table:table-cell table:formula="of:=RANDBETWEEN(1000; 1000000)" office:value-type="float" office:value="656082" calcext:value-type="float">
            <text:p>65608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m Sledgehamm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7;1);DATE(2015;12;31))" office:value-type="date" office:date-value="2015-10-03" calcext:value-type="date">
            <text:p>03.10.2015</text:p>
          </table:table-cell>
          <table:table-cell table:formula="of:=RANDBETWEEN(1000; 1000000)" office:value-type="float" office:value="287998" calcext:value-type="float">
            <text:p>28799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Cobr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Xavier Abram" calcext:value-type="string">
            <text:p>Xavier Abram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7;1);DATE(2015;12;31))" office:value-type="date" office:date-value="2015-07-05" calcext:value-type="date">
            <text:p>05.07.2015</text:p>
          </table:table-cell>
          <table:table-cell table:formula="of:=RANDBETWEEN(1000; 1000000)" office:value-type="float" office:value="246467" calcext:value-type="float">
            <text:p>24646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 Rhinesto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7;1);DATE(2015;12;31))" office:value-type="date" office:date-value="2015-08-03" calcext:value-type="date">
            <text:p>03.08.2015</text:p>
          </table:table-cell>
          <table:table-cell table:formula="of:=RANDBETWEEN(1000; 1000000)" office:value-type="float" office:value="499913" calcext:value-type="float">
            <text:p>49991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rful Barbershop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7;1);DATE(2015;12;31))" office:value-type="date" office:date-value="2015-08-25" calcext:value-type="date">
            <text:p>25.08.2015</text:p>
          </table:table-cell>
          <table:table-cell table:formula="of:=RANDBETWEEN(1000; 1000000)" office:value-type="float" office:value="324410" calcext:value-type="float">
            <text:p>32441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re Jazz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erry Ramsay" calcext:value-type="string">
            <text:p>Merry Ramsay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7;1);DATE(2015;12;31))" office:value-type="date" office:date-value="2015-08-10" calcext:value-type="date">
            <text:p>10.08.2015</text:p>
          </table:table-cell>
          <table:table-cell table:formula="of:=RANDBETWEEN(1000; 1000000)" office:value-type="float" office:value="479205" calcext:value-type="float">
            <text:p>47920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gerous Longitud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7;1);DATE(2015;12;31))" office:value-type="date" office:date-value="2015-08-30" calcext:value-type="date">
            <text:p>30.08.2015</text:p>
          </table:table-cell>
          <table:table-cell table:formula="of:=RANDBETWEEN(1000; 1000000)" office:value-type="float" office:value="742558" calcext:value-type="float">
            <text:p>74255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gotten Plan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  <table:table-cell table:formula="of:=RANDBETWEEN(DATE(2015;7;1);DATE(2015;12;31))" office:value-type="date" office:date-value="2015-10-31" calcext:value-type="date">
            <text:p>31.10.2015</text:p>
          </table:table-cell>
          <table:table-cell table:formula="of:=RANDBETWEEN(1000; 1000000)" office:value-type="float" office:value="50968" calcext:value-type="float">
            <text:p>5096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m Butt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ckenna Appleton" calcext:value-type="string">
            <text:p>Mckenna Appleton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7;1);DATE(2015;12;31))" office:value-type="date" office:date-value="2015-08-02" calcext:value-type="date">
            <text:p>02.08.2015</text:p>
          </table:table-cell>
          <table:table-cell table:formula="of:=RANDBETWEEN(1000; 1000000)" office:value-type="float" office:value="720540" calcext:value-type="float">
            <text:p>72054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 Global Peasan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7;1);DATE(2015;12;31))" office:value-type="date" office:date-value="2015-08-28" calcext:value-type="date">
            <text:p>28.08.2015</text:p>
          </table:table-cell>
          <table:table-cell table:formula="of:=RANDBETWEEN(1000; 1000000)" office:value-type="float" office:value="114016" calcext:value-type="float">
            <text:p>11401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 Cray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7;1);DATE(2015;12;31))" office:value-type="date" office:date-value="2015-12-23" calcext:value-type="date">
            <text:p>23.12.2015</text:p>
          </table:table-cell>
          <table:table-cell table:formula="of:=RANDBETWEEN(1000; 1000000)" office:value-type="float" office:value="497455" calcext:value-type="float">
            <text:p>49745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esome Metapho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7;1);DATE(2015;12;31))" office:value-type="date" office:date-value="2015-12-18" calcext:value-type="date">
            <text:p>18.12.2015</text:p>
          </table:table-cell>
          <table:table-cell table:formula="of:=RANDBETWEEN(1000; 1000000)" office:value-type="float" office:value="485056" calcext:value-type="float">
            <text:p>48505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phone Scarl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7;1);DATE(2015;12;31))" office:value-type="date" office:date-value="2015-09-16" calcext:value-type="date">
            <text:p>16.09.2015</text:p>
          </table:table-cell>
          <table:table-cell table:formula="of:=RANDBETWEEN(1000; 1000000)" office:value-type="float" office:value="980556" calcext:value-type="float">
            <text:p>98055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ndoned Pupp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  <table:table-cell table:formula="of:=RANDBETWEEN(DATE(2015;7;1);DATE(2015;12;31))" office:value-type="date" office:date-value="2015-07-26" calcext:value-type="date">
            <text:p>26.07.2015</text:p>
          </table:table-cell>
          <table:table-cell table:formula="of:=RANDBETWEEN(1000; 1000000)" office:value-type="float" office:value="79097" calcext:value-type="float">
            <text:p>7909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sty Sta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oppy Whitney" calcext:value-type="string">
            <text:p>Poppy Whitney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7;1);DATE(2015;12;31))" office:value-type="date" office:date-value="2015-09-21" calcext:value-type="date">
            <text:p>21.09.2015</text:p>
          </table:table-cell>
          <table:table-cell table:formula="of:=RANDBETWEEN(1000; 1000000)" office:value-type="float" office:value="241318" calcext:value-type="float">
            <text:p>24131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adful Mars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lmore Shelly" calcext:value-type="string">
            <text:p>Elmore Shelly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7;1);DATE(2015;12;31))" office:value-type="date" office:date-value="2015-10-15" calcext:value-type="date">
            <text:p>15.10.2015</text:p>
          </table:table-cell>
          <table:table-cell table:formula="of:=RANDBETWEEN(1000; 1000000)" office:value-type="float" office:value="558032" calcext:value-type="float">
            <text:p>55803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ter Sever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  <table:table-cell table:formula="of:=RANDBETWEEN(DATE(2015;7;1);DATE(2015;12;31))" office:value-type="date" office:date-value="2015-12-27" calcext:value-type="date">
            <text:p>27.12.2015</text:p>
          </table:table-cell>
          <table:table-cell table:formula="of:=RANDBETWEEN(1000; 1000000)" office:value-type="float" office:value="965648" calcext:value-type="float">
            <text:p>96564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Serpen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  <table:table-cell table:formula="of:=RANDBETWEEN(DATE(2015;7;1);DATE(2015;12;31))" office:value-type="date" office:date-value="2015-12-06" calcext:value-type="date">
            <text:p>06.12.2015</text:p>
          </table:table-cell>
          <table:table-cell table:formula="of:=RANDBETWEEN(1000; 1000000)" office:value-type="float" office:value="880260" calcext:value-type="float">
            <text:p>88026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identally Eagl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7;1);DATE(2015;12;31))" office:value-type="date" office:date-value="2015-12-04" calcext:value-type="date">
            <text:p>04.12.2015</text:p>
          </table:table-cell>
          <table:table-cell table:formula="of:=RANDBETWEEN(1000; 1000000)" office:value-type="float" office:value="953352" calcext:value-type="float">
            <text:p>9533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istent Scissors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  <table:table-cell table:formula="of:=RANDBETWEEN(DATE(2015;7;1);DATE(2015;12;31))" office:value-type="date" office:date-value="2015-07-23" calcext:value-type="date">
            <text:p>23.07.2015</text:p>
          </table:table-cell>
          <table:table-cell table:formula="of:=RANDBETWEEN(1000; 1000000)" office:value-type="float" office:value="348640" calcext:value-type="float">
            <text:p>34864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saken Knif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  <table:table-cell table:formula="of:=RANDBETWEEN(DATE(2015;7;1);DATE(2015;12;31))" office:value-type="date" office:date-value="2015-11-20" calcext:value-type="date">
            <text:p>20.11.2015</text:p>
          </table:table-cell>
          <table:table-cell table:formula="of:=RANDBETWEEN(1000; 1000000)" office:value-type="float" office:value="655675" calcext:value-type="float">
            <text:p>65567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sterious Gamm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ckenna Appleton" calcext:value-type="string">
            <text:p>Mckenna Appleton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7;1);DATE(2015;12;31))" office:value-type="date" office:date-value="2015-07-12" calcext:value-type="date">
            <text:p>12.07.2015</text:p>
          </table:table-cell>
          <table:table-cell table:formula="of:=RANDBETWEEN(1000; 1000000)" office:value-type="float" office:value="188308" calcext:value-type="float">
            <text:p>18830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d Alar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7;1);DATE(2015;12;31))" office:value-type="date" office:date-value="2015-09-19" calcext:value-type="date">
            <text:p>19.09.2015</text:p>
          </table:table-cell>
          <table:table-cell table:formula="of:=RANDBETWEEN(1000; 1000000)" office:value-type="float" office:value="176048" calcext:value-type="float">
            <text:p>17604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ern Avenu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erry Ramsay" calcext:value-type="string">
            <text:p>Merry Ramsay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  <table:table-cell table:formula="of:=RANDBETWEEN(DATE(2015;7;1);DATE(2015;12;31))" office:value-type="date" office:date-value="2015-10-13" calcext:value-type="date">
            <text:p>13.10.2015</text:p>
          </table:table-cell>
          <table:table-cell table:formula="of:=RANDBETWEEN(1000; 1000000)" office:value-type="float" office:value="541069" calcext:value-type="float">
            <text:p>54106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esome Longitud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Xavier Abram" calcext:value-type="string">
            <text:p>Xavier Abram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  <table:table-cell table:formula="of:=RANDBETWEEN(DATE(2015;7;1);DATE(2015;12;31))" office:value-type="date" office:date-value="2015-11-15" calcext:value-type="date">
            <text:p>15.11.2015</text:p>
          </table:table-cell>
          <table:table-cell table:formula="of:=RANDBETWEEN(1000; 1000000)" office:value-type="float" office:value="753107" calcext:value-type="float">
            <text:p>75310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ingful Full Ir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7;1);DATE(2015;12;31))" office:value-type="date" office:date-value="2015-11-21" calcext:value-type="date">
            <text:p>21.11.2015</text:p>
          </table:table-cell>
          <table:table-cell table:formula="of:=RANDBETWEEN(1000; 1000000)" office:value-type="float" office:value="737504" calcext:value-type="float">
            <text:p>73750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Toupe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7;1);DATE(2015;12;31))" office:value-type="date" office:date-value="2015-09-14" calcext:value-type="date">
            <text:p>14.09.2015</text:p>
          </table:table-cell>
          <table:table-cell table:formula="of:=RANDBETWEEN(1000; 1000000)" office:value-type="float" office:value="286691" calcext:value-type="float">
            <text:p>28669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nted Vip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7;1);DATE(2015;12;31))" office:value-type="date" office:date-value="2015-10-14" calcext:value-type="date">
            <text:p>14.10.2015</text:p>
          </table:table-cell>
          <table:table-cell table:formula="of:=RANDBETWEEN(1000; 1000000)" office:value-type="float" office:value="396670" calcext:value-type="float">
            <text:p>39667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bow Crossb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talina Barlow" calcext:value-type="string">
            <text:p>Catalina Barlow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  <table:table-cell table:formula="of:=RANDBETWEEN(DATE(2015;7;1);DATE(2015;12;31))" office:value-type="date" office:date-value="2015-07-30" calcext:value-type="date">
            <text:p>30.07.2015</text:p>
          </table:table-cell>
          <table:table-cell table:formula="of:=RANDBETWEEN(1000; 1000000)" office:value-type="float" office:value="7923" calcext:value-type="float">
            <text:p>792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ty Mo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Sandon Alden" calcext:value-type="string">
            <text:p>Sandon Alden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7;1);DATE(2015;12;31))" office:value-type="date" office:date-value="2015-10-31" calcext:value-type="date">
            <text:p>31.10.2015</text:p>
          </table:table-cell>
          <table:table-cell table:formula="of:=RANDBETWEEN(1000; 1000000)" office:value-type="float" office:value="540931" calcext:value-type="float">
            <text:p>54093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ty Appropriate Bet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7;1);DATE(2015;12;31))" office:value-type="date" office:date-value="2015-10-24" calcext:value-type="date">
            <text:p>24.10.2015</text:p>
          </table:table-cell>
          <table:table-cell table:formula="of:=RANDBETWEEN(1000; 1000000)" office:value-type="float" office:value="901936" calcext:value-type="float">
            <text:p>90193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t Elastic Crossb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7;1);DATE(2015;12;31))" office:value-type="date" office:date-value="2015-08-02" calcext:value-type="date">
            <text:p>02.08.2015</text:p>
          </table:table-cell>
          <table:table-cell table:formula="of:=RANDBETWEEN(1000; 1000000)" office:value-type="float" office:value="997068" calcext:value-type="float">
            <text:p>99706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Tasty Trombo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7;1);DATE(2015;12;31))" office:value-type="date" office:date-value="2015-07-27" calcext:value-type="date">
            <text:p>27.07.2015</text:p>
          </table:table-cell>
          <table:table-cell table:formula="of:=RANDBETWEEN(1000; 1000000)" office:value-type="float" office:value="158561" calcext:value-type="float">
            <text:p>15856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zen Strong Tungste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7;1);DATE(2015;12;31))" office:value-type="date" office:date-value="2015-08-13" calcext:value-type="date">
            <text:p>13.08.2015</text:p>
          </table:table-cell>
          <table:table-cell table:formula="of:=RANDBETWEEN(1000; 1000000)" office:value-type="float" office:value="406210" calcext:value-type="float">
            <text:p>40621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ic Cosmic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  <table:table-cell table:formula="of:=RANDBETWEEN(DATE(2015;7;1);DATE(2015;12;31))" office:value-type="date" office:date-value="2015-08-12" calcext:value-type="date">
            <text:p>12.08.2015</text:p>
          </table:table-cell>
          <table:table-cell table:formula="of:=RANDBETWEEN(1000; 1000000)" office:value-type="float" office:value="66586" calcext:value-type="float">
            <text:p>6658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e Tainte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  <table:table-cell table:formula="of:=RANDBETWEEN(DATE(2015;7;1);DATE(2015;12;31))" office:value-type="date" office:date-value="2015-09-20" calcext:value-type="date">
            <text:p>20.09.2015</text:p>
          </table:table-cell>
          <table:table-cell table:formula="of:=RANDBETWEEN(1000; 1000000)" office:value-type="float" office:value="464050" calcext:value-type="float">
            <text:p>46405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ic Pupp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7;1);DATE(2015;12;31))" office:value-type="date" office:date-value="2015-11-02" calcext:value-type="date">
            <text:p>02.11.2015</text:p>
          </table:table-cell>
          <table:table-cell table:formula="of:=RANDBETWEEN(1000; 1000000)" office:value-type="float" office:value="771896" calcext:value-type="float">
            <text:p>77189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psy Brow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ckenna Appleton" calcext:value-type="string">
            <text:p>Mckenna Appleton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7;1);DATE(2015;12;31))" office:value-type="date" office:date-value="2015-07-16" calcext:value-type="date">
            <text:p>16.07.2015</text:p>
          </table:table-cell>
          <table:table-cell table:formula="of:=RANDBETWEEN(1000; 1000000)" office:value-type="float" office:value="479639" calcext:value-type="float">
            <text:p>47963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Cray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opper Smith" calcext:value-type="string">
            <text:p>Copper Smith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  <table:table-cell table:formula="of:=RANDBETWEEN(DATE(2015;7;1);DATE(2015;12;31))" office:value-type="date" office:date-value="2015-12-01" calcext:value-type="date">
            <text:p>01.12.2015</text:p>
          </table:table-cell>
          <table:table-cell table:formula="of:=RANDBETWEEN(1000; 1000000)" office:value-type="float" office:value="806897" calcext:value-type="float">
            <text:p>80689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y Monke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erry Ramsay" calcext:value-type="string">
            <text:p>Merry Ramsay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7;1);DATE(2015;12;31))" office:value-type="date" office:date-value="2015-12-06" calcext:value-type="date">
            <text:p>06.12.2015</text:p>
          </table:table-cell>
          <table:table-cell table:formula="of:=RANDBETWEEN(1000; 1000000)" office:value-type="float" office:value="622554" calcext:value-type="float">
            <text:p>62255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ky Galax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7;1);DATE(2015;12;31))" office:value-type="date" office:date-value="2015-08-29" calcext:value-type="date">
            <text:p>29.08.2015</text:p>
          </table:table-cell>
          <table:table-cell table:formula="of:=RANDBETWEEN(1000; 1000000)" office:value-type="float" office:value="588300" calcext:value-type="float">
            <text:p>5883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sy Lam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7;1);DATE(2015;12;31))" office:value-type="date" office:date-value="2015-08-15" calcext:value-type="date">
            <text:p>15.08.2015</text:p>
          </table:table-cell>
          <table:table-cell table:formula="of:=RANDBETWEEN(1000; 1000000)" office:value-type="float" office:value="972895" calcext:value-type="float">
            <text:p>97289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 Haystack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liana Payton" calcext:value-type="string">
            <text:p>Liliana Payton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7;1);DATE(2015;12;31))" office:value-type="date" office:date-value="2015-12-24" calcext:value-type="date">
            <text:p>24.12.2015</text:p>
          </table:table-cell>
          <table:table-cell table:formula="of:=RANDBETWEEN(1000; 1000000)" office:value-type="float" office:value="427237" calcext:value-type="float">
            <text:p>42723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psy Easter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lmore Shelly" calcext:value-type="string">
            <text:p>Elmore Shelly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7;1);DATE(2015;12;31))" office:value-type="date" office:date-value="2015-11-27" calcext:value-type="date">
            <text:p>27.11.2015</text:p>
          </table:table-cell>
          <table:table-cell table:formula="of:=RANDBETWEEN(1000; 1000000)" office:value-type="float" office:value="289980" calcext:value-type="float">
            <text:p>28998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er Orang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7;1);DATE(2015;12;31))" office:value-type="date" office:date-value="2015-11-25" calcext:value-type="date">
            <text:p>25.11.2015</text:p>
          </table:table-cell>
          <table:table-cell table:formula="of:=RANDBETWEEN(1000; 1000000)" office:value-type="float" office:value="477511" calcext:value-type="float">
            <text:p>47751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y Burs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7;1);DATE(2015;12;31))" office:value-type="date" office:date-value="2015-09-22" calcext:value-type="date">
            <text:p>22.09.2015</text:p>
          </table:table-cell>
          <table:table-cell table:formula="of:=RANDBETWEEN(1000; 1000000)" office:value-type="float" office:value="276592" calcext:value-type="float">
            <text:p>2765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nth Breez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  <table:table-cell table:formula="of:=RANDBETWEEN(DATE(2015;7;1);DATE(2015;12;31))" office:value-type="date" office:date-value="2015-11-04" calcext:value-type="date">
            <text:p>04.11.2015</text:p>
          </table:table-cell>
          <table:table-cell table:formula="of:=RANDBETWEEN(1000; 1000000)" office:value-type="float" office:value="214331" calcext:value-type="float">
            <text:p>21433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re Tub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  <table:table-cell table:formula="of:=RANDBETWEEN(DATE(2015;7;1);DATE(2015;12;31))" office:value-type="date" office:date-value="2015-08-25" calcext:value-type="date">
            <text:p>25.08.2015</text:p>
          </table:table-cell>
          <table:table-cell table:formula="of:=RANDBETWEEN(1000; 1000000)" office:value-type="float" office:value="276424" calcext:value-type="float">
            <text:p>27642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aky Gamm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lade Padley" calcext:value-type="string">
            <text:p>Blade Padley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7;1);DATE(2015;12;31))" office:value-type="date" office:date-value="2015-11-13" calcext:value-type="date">
            <text:p>13.11.2015</text:p>
          </table:table-cell>
          <table:table-cell table:formula="of:=RANDBETWEEN(1000; 1000000)" office:value-type="float" office:value="409790" calcext:value-type="float">
            <text:p>4097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sky Crossb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7;1);DATE(2015;12;31))" office:value-type="date" office:date-value="2015-12-02" calcext:value-type="date">
            <text:p>02.12.2015</text:p>
          </table:table-cell>
          <table:table-cell table:formula="of:=RANDBETWEEN(1000; 1000000)" office:value-type="float" office:value="98388" calcext:value-type="float">
            <text:p>9838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y Summ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oppy Whitney" calcext:value-type="string">
            <text:p>Poppy Whitney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7;1);DATE(2015;12;31))" office:value-type="date" office:date-value="2015-12-09" calcext:value-type="date">
            <text:p>09.12.2015</text:p>
          </table:table-cell>
          <table:table-cell table:formula="of:=RANDBETWEEN(1000; 1000000)" office:value-type="float" office:value="573828" calcext:value-type="float">
            <text:p>57382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lity Yar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  <table:table-cell table:formula="of:=RANDBETWEEN(DATE(2015;7;1);DATE(2015;12;31))" office:value-type="date" office:date-value="2015-09-29" calcext:value-type="date">
            <text:p>29.09.2015</text:p>
          </table:table-cell>
          <table:table-cell table:formula="of:=RANDBETWEEN(1000; 1000000)" office:value-type="float" office:value="54315" calcext:value-type="float">
            <text:p>5431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nent Mercur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7;1);DATE(2015;12;31))" office:value-type="date" office:date-value="2015-10-07" calcext:value-type="date">
            <text:p>07.10.2015</text:p>
          </table:table-cell>
          <table:table-cell table:formula="of:=RANDBETWEEN(1000; 1000000)" office:value-type="float" office:value="782932" calcext:value-type="float">
            <text:p>78293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 Jazz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Casey Copeland" calcext:value-type="string">
            <text:p>Casey Copeland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7;1);DATE(2015;12;31))" office:value-type="date" office:date-value="2015-09-28" calcext:value-type="date">
            <text:p>28.09.2015</text:p>
          </table:table-cell>
          <table:table-cell table:formula="of:=RANDBETWEEN(1000; 1000000)" office:value-type="float" office:value="485646" calcext:value-type="float">
            <text:p>48564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al Stor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7;1);DATE(2015;12;31))" office:value-type="date" office:date-value="2015-11-17" calcext:value-type="date">
            <text:p>17.11.2015</text:p>
          </table:table-cell>
          <table:table-cell table:formula="of:=RANDBETWEEN(1000; 1000000)" office:value-type="float" office:value="131727" calcext:value-type="float">
            <text:p>13172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 Limousi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7;1);DATE(2015;12;31))" office:value-type="date" office:date-value="2015-11-28" calcext:value-type="date">
            <text:p>28.11.2015</text:p>
          </table:table-cell>
          <table:table-cell table:formula="of:=RANDBETWEEN(1000; 1000000)" office:value-type="float" office:value="748869" calcext:value-type="float">
            <text:p>74886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ding Proton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  <table:table-cell table:formula="of:=RANDBETWEEN(DATE(2015;7;1);DATE(2015;12;31))" office:value-type="date" office:date-value="2015-11-05" calcext:value-type="date">
            <text:p>05.11.2015</text:p>
          </table:table-cell>
          <table:table-cell table:formula="of:=RANDBETWEEN(1000; 1000000)" office:value-type="float" office:value="470672" calcext:value-type="float">
            <text:p>47067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wberry Heliu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7;1);DATE(2015;12;31))" office:value-type="date" office:date-value="2015-08-15" calcext:value-type="date">
            <text:p>15.08.2015</text:p>
          </table:table-cell>
          <table:table-cell table:formula="of:=RANDBETWEEN(1000; 1000000)" office:value-type="float" office:value="107812" calcext:value-type="float">
            <text:p>10781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pless Helium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Mckenna Appleton" calcext:value-type="string">
            <text:p>Mckenna Appleton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7;1);DATE(2015;12;31))" office:value-type="date" office:date-value="2015-09-01" calcext:value-type="date">
            <text:p>01.09.2015</text:p>
          </table:table-cell>
          <table:table-cell table:formula="of:=RANDBETWEEN(1000; 1000000)" office:value-type="float" office:value="307084" calcext:value-type="float">
            <text:p>30708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d Doorstop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7;1);DATE(2015;12;31))" office:value-type="date" office:date-value="2015-10-25" calcext:value-type="date">
            <text:p>25.10.2015</text:p>
          </table:table-cell>
          <table:table-cell table:formula="of:=RANDBETWEEN(1000; 1000000)" office:value-type="float" office:value="278010" calcext:value-type="float">
            <text:p>27801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ty Longitud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7;1);DATE(2015;12;31))" office:value-type="date" office:date-value="2015-10-15" calcext:value-type="date">
            <text:p>15.10.2015</text:p>
          </table:table-cell>
          <table:table-cell table:formula="of:=RANDBETWEEN(1000; 1000000)" office:value-type="float" office:value="913923" calcext:value-type="float">
            <text:p>91392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lled Tir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Pell Dudley" calcext:value-type="string">
            <text:p>Pell Dudley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7;1);DATE(2015;12;31))" office:value-type="date" office:date-value="2015-07-03" calcext:value-type="date">
            <text:p>03.07.2015</text:p>
          </table:table-cell>
          <table:table-cell table:formula="of:=RANDBETWEEN(1000; 1000000)" office:value-type="float" office:value="634937" calcext:value-type="float">
            <text:p>63493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y Knif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  <table:table-cell table:formula="of:=RANDBETWEEN(DATE(2015;7;1);DATE(2015;12;31))" office:value-type="date" office:date-value="2015-11-11" calcext:value-type="date">
            <text:p>11.11.2015</text:p>
          </table:table-cell>
          <table:table-cell table:formula="of:=RANDBETWEEN(1000; 1000000)" office:value-type="float" office:value="267142" calcext:value-type="float">
            <text:p>26714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rstop Risk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  <table:table-cell table:formula="of:=RANDBETWEEN(DATE(2015;7;1);DATE(2015;12;31))" office:value-type="date" office:date-value="2015-08-13" calcext:value-type="date">
            <text:p>13.08.2015</text:p>
          </table:table-cell>
          <table:table-cell table:formula="of:=RANDBETWEEN(1000; 1000000)" office:value-type="float" office:value="330603" calcext:value-type="float">
            <text:p>33060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ressive Fis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Krista Stamper" calcext:value-type="string">
            <text:p>Krista Stamper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  <table:table-cell table:formula="of:=RANDBETWEEN(DATE(2015;7;1);DATE(2015;12;31))" office:value-type="date" office:date-value="2015-09-15" calcext:value-type="date">
            <text:p>15.09.2015</text:p>
          </table:table-cell>
          <table:table-cell table:formula="of:=RANDBETWEEN(1000; 1000000)" office:value-type="float" office:value="58626" calcext:value-type="float">
            <text:p>5862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 Reborn Clou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Lina Southey" calcext:value-type="string">
            <text:p>Lina Southey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  <table:table-cell table:formula="of:=RANDBETWEEN(DATE(2015;7;1);DATE(2015;12;31))" office:value-type="date" office:date-value="2015-11-23" calcext:value-type="date">
            <text:p>23.11.2015</text:p>
          </table:table-cell>
          <table:table-cell table:formula="of:=RANDBETWEEN(1000; 1000000)" office:value-type="float" office:value="3696" calcext:value-type="float">
            <text:p>369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Sunshin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7;1);DATE(2015;12;31))" office:value-type="date" office:date-value="2015-09-27" calcext:value-type="date">
            <text:p>27.09.2015</text:p>
          </table:table-cell>
          <table:table-cell table:formula="of:=RANDBETWEEN(1000; 1000000)" office:value-type="float" office:value="535424" calcext:value-type="float">
            <text:p>53542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d Waffle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7;1);DATE(2015;12;31))" office:value-type="date" office:date-value="2015-10-18" calcext:value-type="date">
            <text:p>18.10.2015</text:p>
          </table:table-cell>
          <table:table-cell table:formula="of:=RANDBETWEEN(1000; 1000000)" office:value-type="float" office:value="106093" calcext:value-type="float">
            <text:p>10609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Trend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  <table:table-cell table:formula="of:=RANDBETWEEN(DATE(2015;7;1);DATE(2015;12;31))" office:value-type="date" office:date-value="2015-12-23" calcext:value-type="date">
            <text:p>23.12.2015</text:p>
          </table:table-cell>
          <table:table-cell table:formula="of:=RANDBETWEEN(1000; 1000000)" office:value-type="float" office:value="920068" calcext:value-type="float">
            <text:p>92006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Scarecrow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dmund Nottley" calcext:value-type="string">
            <text:p>Edmund Nottley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7;1);DATE(2015;12;31))" office:value-type="date" office:date-value="2015-09-03" calcext:value-type="date">
            <text:p>03.09.2015</text:p>
          </table:table-cell>
          <table:table-cell table:formula="of:=RANDBETWEEN(1000; 1000000)" office:value-type="float" office:value="810767" calcext:value-type="float">
            <text:p>81076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stbite Black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allard Ridley" calcext:value-type="string">
            <text:p>Ballard Ridley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  <table:table-cell table:formula="of:=RANDBETWEEN(DATE(2015;7;1);DATE(2015;12;31))" office:value-type="date" office:date-value="2015-10-20" calcext:value-type="date">
            <text:p>20.10.2015</text:p>
          </table:table-cell>
          <table:table-cell table:formula="of:=RANDBETWEEN(1000; 1000000)" office:value-type="float" office:value="278322" calcext:value-type="float">
            <text:p>27832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Puppet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Tavia Chatham" calcext:value-type="string">
            <text:p>Tavia Chatham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  <table:table-cell table:formula="of:=RANDBETWEEN(DATE(2015;7;1);DATE(2015;12;31))" office:value-type="date" office:date-value="2015-11-03" calcext:value-type="date">
            <text:p>03.11.2015</text:p>
          </table:table-cell>
          <table:table-cell table:formula="of:=RANDBETWEEN(1000; 1000000)" office:value-type="float" office:value="128992" calcext:value-type="float">
            <text:p>1289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onic Oyst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Elmore Shelly" calcext:value-type="string">
            <text:p>Elmore Shelly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7;1);DATE(2015;12;31))" office:value-type="date" office:date-value="2015-08-15" calcext:value-type="date">
            <text:p>15.08.2015</text:p>
          </table:table-cell>
          <table:table-cell table:formula="of:=RANDBETWEEN(1000; 1000000)" office:value-type="float" office:value="755794" calcext:value-type="float">
            <text:p>75579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pee Liquid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Fearn Hayden" calcext:value-type="string">
            <text:p>Fearn Hayden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7;1);DATE(2015;12;31))" office:value-type="date" office:date-value="2015-08-10" calcext:value-type="date">
            <text:p>10.08.2015</text:p>
          </table:table-cell>
          <table:table-cell table:formula="of:=RANDBETWEEN(1000; 1000000)" office:value-type="float" office:value="956311" calcext:value-type="float">
            <text:p>95631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inted Tasty Tea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Iris Allerton" calcext:value-type="string">
            <text:p>Iris Allerton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  <table:table-cell table:formula="of:=RANDBETWEEN(DATE(2015;7;1);DATE(2015;12;31))" office:value-type="date" office:date-value="2015-07-15" calcext:value-type="date">
            <text:p>15.07.2015</text:p>
          </table:table-cell>
          <table:table-cell table:formula="of:=RANDBETWEEN(1000; 1000000)" office:value-type="float" office:value="205097" calcext:value-type="float">
            <text:p>205097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ern Galaxy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Xavier Abram" calcext:value-type="string">
            <text:p>Xavier Abram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  <table:table-cell table:formula="of:=RANDBETWEEN(DATE(2015;7;1);DATE(2015;12;31))" office:value-type="date" office:date-value="2015-07-04" calcext:value-type="date">
            <text:p>04.07.2015</text:p>
          </table:table-cell>
          <table:table-cell table:formula="of:=RANDBETWEEN(1000; 1000000)" office:value-type="float" office:value="529133" calcext:value-type="float">
            <text:p>52913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standing Viper</text:p>
          </table:table-cell>
          <table:table-cell table:formula="of:=CHOOSE(     RANDBETWEEN(1; 20);&quot;Blade Padley&quot;;&quot;Bradly Noonan&quot;;&quot;Edmund Nottley&quot;;&quot;Copper Smith&quot;;&quot;Casey Copeland&quot;;&quot;Pell Dudley&quot;;&quot;Xavier Abram&quot;;&quot;Sandon Alden&quot;;&quot;Elmore Shelly&quot;;&quot;Ballard Ridley&quot;;&quot;Lina Southey&quot;;&quot;Tavia Chatham&quot;;&quot;Liliana Payton&quot;;&quot;Mckenna Appleton&quot;;&quot;Fearn Hayden&quot;;&quot;Catalina Barlow&quot;;&quot;Iris Allerton&quot;;&quot;Krista Stamper&quot;;&quot;Merry Ramsay&quot;;&quot;Poppy Whitney&quot;)" office:value-type="string" office:string-value="Bradly Noonan" calcext:value-type="string">
            <text:p>Bradly Noonan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7;1);DATE(2015;12;31))" office:value-type="date" office:date-value="2015-07-06" calcext:value-type="date">
            <text:p>06.07.2015</text:p>
          </table:table-cell>
          <table:table-cell table:formula="of:=RANDBETWEEN(1000; 1000000)" office:value-type="float" office:value="133021" calcext:value-type="float">
            <text:p>133021.00</text:p>
          </table:table-cell>
          <table:table-cell table:number-columns-repeated="3"/>
        </table:table-row>
        <table:table-row table:style-name="ro1" table:number-rows-repeated="19">
          <table:table-cell/>
          <table:table-cell table:style-name="Default" table:number-columns-repeated="3"/>
          <table:table-cell table:style-name="ce4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8:51:12.367262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3-25T18:51:29.014944711</dc:date>
    <dc:creator>Alexander Myasnov</dc:creator>
    <meta:editing-duration>PT59M38S</meta:editing-duration>
    <meta:editing-cycles>6</meta:editing-cycles>
    <meta:generator>LibreOffice/5.0.3.2$Linux_X86_64 LibreOffice_project/00m0$Build-2</meta:generator>
    <meta:document-statistic meta:table-count="1" meta:cell-count="500" meta:object-count="0"/>
  </office:meta>
</office:document-meta>
</file>